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c03" officeooo:paragraph-rsid="00125c03"/>
    </style:style>
    <style:style style:name="P2" style:family="paragraph" style:parent-style-name="Standard">
      <style:text-properties officeooo:rsid="00125c03" officeooo:paragraph-rsid="0009dec2"/>
    </style:style>
    <style:style style:name="P3" style:family="paragraph" style:parent-style-name="Standard">
      <style:text-properties officeooo:rsid="00390caa" officeooo:paragraph-rsid="00390caa"/>
    </style:style>
    <style:style style:name="P4" style:family="paragraph" style:parent-style-name="Standard">
      <style:text-properties officeooo:rsid="00078a1b" officeooo:paragraph-rsid="00078a1b"/>
    </style:style>
    <style:style style:name="P5" style:family="paragraph" style:parent-style-name="Standard">
      <style:text-properties officeooo:rsid="00078a1b" officeooo:paragraph-rsid="001a9e1b"/>
    </style:style>
    <style:style style:name="P6" style:family="paragraph" style:parent-style-name="Standard">
      <style:text-properties officeooo:rsid="00078a1b" officeooo:paragraph-rsid="001c8254"/>
    </style:style>
    <style:style style:name="P7" style:family="paragraph" style:parent-style-name="Standard">
      <style:text-properties officeooo:rsid="001a9e1b" officeooo:paragraph-rsid="001a9e1b"/>
    </style:style>
    <style:style style:name="P8" style:family="paragraph" style:parent-style-name="Standard">
      <style:text-properties officeooo:rsid="001a9e1b" officeooo:paragraph-rsid="001c8254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5c03" officeooo:paragraph-rsid="00125c03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78a1b" officeooo:paragraph-rsid="00078a1b"/>
    </style:style>
    <style:style style:name="P11" style:family="paragraph" style:parent-style-name="Standard">
      <style:text-properties officeooo:rsid="001a9e1b" officeooo:paragraph-rsid="001c8254"/>
    </style:style>
    <style:style style:name="P12" style:family="paragraph" style:parent-style-name="Standard">
      <style:text-properties officeooo:rsid="001a9e1b" officeooo:paragraph-rsid="001e26fa"/>
    </style:style>
    <style:style style:name="P13" style:family="paragraph" style:parent-style-name="Standard">
      <style:text-properties officeooo:rsid="00078a1b" officeooo:paragraph-rsid="001e26fa"/>
    </style:style>
    <style:style style:name="T1" style:family="text">
      <style:text-properties officeooo:rsid="00071556"/>
    </style:style>
    <style:style style:name="T2" style:family="text">
      <style:text-properties officeooo:rsid="000f0ca2"/>
    </style:style>
    <style:style style:name="T3" style:family="text">
      <style:text-properties officeooo:rsid="001a9e1b"/>
    </style:style>
    <style:style style:name="T4" style:family="text">
      <style:text-properties officeooo:rsid="00078a1b"/>
    </style:style>
    <style:style style:name="T5" style:family="text">
      <style:text-properties officeooo:rsid="001e26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 S SAMEEM</text:p>
      <text:p text:style-name="P3">ROLL NO: 57</text:p>
      <text:p text:style-name="P3">CLASS: S5R</text:p>
      <text:p text:style-name="P3">EXPERIMENT NO: <text:span text:style-name="T2">13</text:span></text:p>
      <text:p text:style-name="P3">DATE: <text:span text:style-name="T3">18</text:span>/<text:span text:style-name="T1">02</text:span>/202<text:span text:style-name="T1">2</text:span></text:p>
      <text:p text:style-name="P3"/>
      <text:p text:style-name="P9">CREATION OF <text:span text:style-name="T3">TRAIN </text:span>TABLE</text:p>
      <text:p text:style-name="P1"/>
      <text:p text:style-name="P2">create table train(tno number(3),tname varchar(10),tdate date,destination varchar(15),seats number(3));</text:p>
      <text:p text:style-name="P1"/>
      <text:p text:style-name="P10">PL/SQL CODE</text:p>
      <text:p text:style-name="P4"/>
      <text:p text:style-name="P7">(a)</text:p>
      <text:p text:style-name="P5"/>
      <text:p text:style-name="P5">CREATE OR REPLACE TRIGGER train_insert</text:p>
      <text:p text:style-name="P4">BEFORE INSERT ON train</text:p>
      <text:p text:style-name="P4">FOR EACH ROW</text:p>
      <text:p text:style-name="P4">BEGIN</text:p>
      <text:p text:style-name="P4"><text:s text:c="2"/>SELECT train_seq.nextval INTO :new.tno FROM DUAL;</text:p>
      <text:p text:style-name="P4">END;</text:p>
      <text:p text:style-name="P4">/</text:p>
      <text:p text:style-name="P4"/>
      <text:p text:style-name="P7">(b)</text:p>
      <text:p text:style-name="P7"/>
      <text:p text:style-name="P7">set serveroutput on</text:p>
      <text:p text:style-name="P7">accept x char prompt '1. Reservation 2. Cancelation 3. Seats available Enter your choice: ';</text:p>
      <text:p text:style-name="P7">DECLARE</text:p>
      <text:p text:style-name="P7"><text:tab/>seatsb int;</text:p>
      <text:p text:style-name="P7"><text:tab/>seatr int;</text:p>
      <text:p text:style-name="P7"><text:tab/>trainn int;</text:p>
      <text:p text:style-name="P7"><text:tab/>choice char(1);</text:p>
      <text:p text:style-name="P7">BEGIN</text:p>
      <text:p text:style-name="P7"><text:tab/>choice := &amp;x;</text:p>
      <text:p text:style-name="P7"><text:tab/>trainn := &amp;trainn;</text:p>
      <text:p text:style-name="P7"><text:tab/>seatsb := &amp;seatsb;</text:p>
      <text:p text:style-name="P7"><text:tab/>select seats into seatr from train where tno=trainn;</text:p>
      <text:p text:style-name="P7"><text:tab/>case choice</text:p>
      <text:p text:style-name="P7"/>
      <text:p text:style-name="P7"><text:tab/>when '1' then</text:p>
      <text:p text:style-name="P7"><text:tab/><text:tab/>if((seatr-seatsb)&gt;=0) then</text:p>
      <text:p text:style-name="P7"/>
      <text:p text:style-name="P7"><text:tab/><text:tab/>update train set seats=seatr-seatsb where tno=trainn;</text:p>
      <text:p text:style-name="P7"><text:tab/><text:tab/>commit;</text:p>
      <text:p text:style-name="P7"><text:tab/><text:tab/>seatr := seatr-seatsb;</text:p>
      <text:p text:style-name="P7"><text:tab/><text:tab/>dbms_output.put_line('Successfully booked! Train number '||trainn||': '||seatr||' seats remaining');</text:p>
      <text:p text:style-name="P7"/>
      <text:p text:style-name="P7"><text:tab/><text:tab/>else</text:p>
      <text:p text:style-name="P7"><text:tab/><text:tab/>dbms_output.put_line('Booking unsuccessful! Train number '||trainn||': '||seatr||' seats remaining');</text:p>
      <text:p text:style-name="P7"/>
      <text:p text:style-name="P7"><text:soft-page-break/><text:tab/><text:tab/>end if;</text:p>
      <text:p text:style-name="P7"/>
      <text:p text:style-name="P7"><text:tab/>when '2' then</text:p>
      <text:p text:style-name="P7"><text:tab/><text:tab/>update train set seats=seatr+seatsb where tno=trainn;</text:p>
      <text:p text:style-name="P7"><text:tab/><text:tab/>commit;</text:p>
      <text:p text:style-name="P7"><text:tab/><text:tab/>seatr := seatr+seatsb;</text:p>
      <text:p text:style-name="P7"><text:tab/><text:tab/>dbms_output.put_line('Cancellation successful! Train number '||trainn||': '||seatr||' seats remaining');</text:p>
      <text:p text:style-name="P7"/>
      <text:p text:style-name="P7"><text:tab/>when '3' then</text:p>
      <text:p text:style-name="P7"><text:tab/><text:tab/>dbms_output.put_line('Train number '||trainn||': '||seatr||' seats remaining');</text:p>
      <text:p text:style-name="P7"><text:tab/>end case;</text:p>
      <text:p text:style-name="P7">END;</text:p>
      <text:p text:style-name="P7">/</text:p>
      <text:p text:style-name="P4"/>
      <text:p text:style-name="P10">OUTPUT</text:p>
      <text:p text:style-name="P4"/>
      <text:p text:style-name="P7">(a)</text:p>
      <text:p text:style-name="P5"/>
      <text:p text:style-name="P5">SQL&gt; create table train(tno number(3),tname varchar(10),tdate date,destination varchar(15),seats number(3));</text:p>
      <text:p text:style-name="P5"/>
      <text:p text:style-name="P5">Table created.</text:p>
      <text:p text:style-name="P5"/>
      <text:p text:style-name="P5">SQL&gt; alter table train add(constraint train_pk primary key(tno));</text:p>
      <text:p text:style-name="P5"/>
      <text:p text:style-name="P5">Table altered.</text:p>
      <text:p text:style-name="P5"/>
      <text:p text:style-name="P5">SQL&gt; create sequence train_seq;</text:p>
      <text:p text:style-name="P5"/>
      <text:p text:style-name="P5">Sequence created.</text:p>
      <text:p text:style-name="P5"/>
      <text:p text:style-name="P5">SQL&gt; @/home/c126/Documents/Sameem/PLSQL/TrainTrig.sql</text:p>
      <text:p text:style-name="P5"/>
      <text:p text:style-name="P5">Trigger created.</text:p>
      <text:p text:style-name="P5"/>
      <text:p text:style-name="P5">SQL&gt; insert into train(tname,tdate,destination,seats) values('TVM300','20/02/2022','Trivandrum',200);</text:p>
      <text:p text:style-name="P5"/>
      <text:p text:style-name="P5">1 row created.</text:p>
      <text:p text:style-name="P5"/>
      <text:p text:style-name="P5">SQL&gt; select * from train;</text:p>
      <text:p text:style-name="P5"/>
      <text:p text:style-name="P5">TNO <text:tab/><text:tab/>TNAME <text:s text:c="5"/><text:tab/>TDATE <text:s text:c="3"/><text:tab/>DESTINATION<text:tab/>SEATS</text:p>
      <text:p text:style-name="P5">---------- <text:tab/>---------- <text:tab/>-------- <text:tab/><text:tab/>--------------- <text:tab/><text:tab/>----------</text:p>
      <text:p text:style-name="P5">1 <text:tab/><text:tab/>TVM300 <text:s text:c="4"/><text:tab/>20-02-22 <text:tab/>Trivandrum<text:tab/> <text:s text:c="5"/><text:tab/>200</text:p>
      <text:p text:style-name="P5"/>
      <text:p text:style-name="P5">SQL&gt; savepoint s; <text:s text:c="2"/></text:p>
      <text:p text:style-name="P5"/>
      <text:p text:style-name="P5">Savepoint created.</text:p>
      <text:p text:style-name="P5"/>
      <text:p text:style-name="P5">SQL&gt; insert into train(tname,tdate,destination,seats) values('ABC100','21/02/2022','Delhi',250);</text:p>
      <text:p text:style-name="P5"><text:soft-page-break/></text:p>
      <text:p text:style-name="P5">1 row created.</text:p>
      <text:p text:style-name="P5"/>
      <text:p text:style-name="P5">SQL&gt; insert into train(tname,tdate,destination,seats) values('BCD200','22/02/2022','Kolkata',400);</text:p>
      <text:p text:style-name="P5"/>
      <text:p text:style-name="P5">1 row created.</text:p>
      <text:p text:style-name="P5"/>
      <text:p text:style-name="P5">SQL&gt; select * from train; <text:s text:c="43"/></text:p>
      <text:p text:style-name="P5"/>
      <text:p text:style-name="P5">TNO<text:tab/><text:tab/>TNAME <text:s text:c="5"/><text:tab/>TDATE <text:s text:c="3"/><text:tab/>DESTINATION<text:tab/>SEATS</text:p>
      <text:p text:style-name="P5">---------- <text:tab/>---------- <text:tab/>-------- <text:tab/><text:tab/>--------------- <text:tab/><text:tab/>----------</text:p>
      <text:p text:style-name="P5">1 <text:tab/><text:tab/>TVM300 <text:s text:c="4"/><text:tab/>20-02-22 <text:tab/>Trivandrum<text:tab/> <text:s text:c="5"/><text:tab/>200</text:p>
      <text:p text:style-name="P5">2 <text:tab/><text:tab/>ABC100 <text:s text:c="4"/><text:tab/>21-02-22 <text:tab/>Delhi<text:tab/><text:tab/> <text:s text:c="5"/><text:tab/>250</text:p>
      <text:p text:style-name="P5">3 <text:tab/><text:tab/>BCD200 <text:s text:c="4"/><text:tab/>22-02-22 <text:tab/>Kolkata<text:tab/><text:tab/>400</text:p>
      <text:p text:style-name="P5"/>
      <text:p text:style-name="P5">SQL&gt; rollback to s;</text:p>
      <text:p text:style-name="P5"/>
      <text:p text:style-name="P5">Rollback complete.</text:p>
      <text:p text:style-name="P5"/>
      <text:p text:style-name="P5">SQL&gt; select * from train;</text:p>
      <text:p text:style-name="P5"/>
      <text:p text:style-name="P5">TNO <text:tab/><text:tab/>TNAME <text:s text:c="5"/><text:tab/>TDATE <text:s text:c="3"/><text:tab/>DESTINATION<text:tab/>SEATS</text:p>
      <text:p text:style-name="P5">---------- <text:tab/>---------- <text:tab/>-------- <text:tab/><text:tab/>--------------- <text:tab/><text:tab/>----------<text:line-break/>1 <text:tab/><text:tab/>TVM300 <text:s text:c="4"/><text:tab/>20-02-22 <text:tab/>Trivandrum<text:tab/> <text:s text:c="5"/><text:tab/>200</text:p>
      <text:p text:style-name="P5"/>
      <text:p text:style-name="P5">SQL&gt; insert into train(tname,tdate,destination,seats) values('DLH400','25/02/2022','Delhi',500);</text:p>
      <text:p text:style-name="P5"/>
      <text:p text:style-name="P5">1 row created.</text:p>
      <text:p text:style-name="P5"/>
      <text:p text:style-name="P5">SQL&gt; COMMIT;</text:p>
      <text:p text:style-name="P5"/>
      <text:p text:style-name="P5">Commit complete.</text:p>
      <text:p text:style-name="P5"/>
      <text:p text:style-name="P5">SQL&gt; select * from train;</text:p>
      <text:p text:style-name="P5"/>
      <text:p text:style-name="P5">TNO <text:tab/><text:tab/>TNAME <text:s text:c="5"/><text:tab/>TDATE <text:s text:c="3"/><text:tab/>DESTINATION<text:tab/>SEATS</text:p>
      <text:p text:style-name="P5">---------- <text:tab/>---------- <text:tab/>-------- <text:tab/><text:tab/>--------------- <text:tab/><text:tab/>----------<text:line-break/>1 <text:tab/><text:tab/>TVM300 <text:s text:c="4"/><text:tab/>20-02-22 <text:tab/>Trivandrum<text:tab/> <text:s text:c="5"/><text:tab/>200</text:p>
      <text:p text:style-name="P7">4<text:tab/><text:tab/>DLH400<text:tab/>25-02-22<text:tab/>Delhi<text:tab/><text:tab/><text:tab/>500</text:p>
      <text:p text:style-name="P7"/>
      <text:p text:style-name="P7">SQL&gt; insert into train(tname,tdate,destination,seats) values('ABC100','20/02/2022','Kollam',300);</text:p>
      <text:p text:style-name="P7"/>
      <text:p text:style-name="P7">1 row created.</text:p>
      <text:p text:style-name="P7"/>
      <text:p text:style-name="P7">SQL&gt; select * from train;</text:p>
      <text:p text:style-name="P7"/>
      <text:p text:style-name="P7"><text:s/><text:span text:style-name="T4">TNO <text:tab/><text:tab/>TNAME <text:s text:c="5"/><text:tab/>TDATE <text:s text:c="3"/><text:tab/>DESTINATION<text:tab/>SEATS</text:span></text:p>
      <text:p text:style-name="P5">---------- <text:tab/>---------- <text:tab/>-------- <text:tab/><text:tab/>--------------- <text:tab/><text:tab/>----------<text:line-break/>1 <text:tab/><text:tab/>TVM300 <text:s text:c="4"/><text:tab/>20-02-22 <text:tab/>Trivandrum<text:tab/> <text:s text:c="5"/><text:tab/>200</text:p>
      <text:p text:style-name="P7">4<text:tab/><text:tab/>DLH400<text:tab/>25-02-22<text:tab/>Delhi<text:tab/><text:tab/><text:tab/>500</text:p>
      <text:p text:style-name="P7">5<text:tab/><text:tab/>ABC100<text:tab/>20-02-22<text:tab/>Kollam<text:tab/><text:tab/>300</text:p>
      <text:p text:style-name="P7"/>
      <text:p text:style-name="P7"><text:soft-page-break/>SQL&gt; rollback;</text:p>
      <text:p text:style-name="P7"/>
      <text:p text:style-name="P7">Rollback complete.</text:p>
      <text:p text:style-name="P7"/>
      <text:p text:style-name="P7">SQL&gt; select * from train;</text:p>
      <text:p text:style-name="P7"/>
      <text:p text:style-name="P5">TNO <text:tab/><text:tab/>TNAME <text:s text:c="5"/><text:tab/>TDATE <text:s text:c="3"/><text:tab/>DESTINATION<text:tab/>SEATS</text:p>
      <text:p text:style-name="P5">---------- <text:tab/>---------- <text:tab/>-------- <text:tab/><text:tab/>--------------- <text:tab/><text:tab/>----------<text:line-break/>1 <text:tab/><text:tab/>TVM300 <text:s text:c="4"/><text:tab/>20-02-22 <text:tab/>Trivandrum<text:tab/> <text:s text:c="5"/><text:tab/>200</text:p>
      <text:p text:style-name="P7">4<text:tab/><text:tab/>DLH400<text:tab/>25-02-22<text:tab/>Delhi<text:tab/><text:tab/><text:tab/>500</text:p>
      <text:p text:style-name="P7"/>
      <text:p text:style-name="P7">SQL&gt; commit;</text:p>
      <text:p text:style-name="P7"/>
      <text:p text:style-name="P7">Commit complete.</text:p>
      <text:p text:style-name="P7"/>
      <text:p text:style-name="P7">(b)</text:p>
      <text:p text:style-name="P7"/>
      <text:p text:style-name="P7">SQL&gt; select * from train;</text:p>
      <text:p text:style-name="P7"/>
      <text:p text:style-name="P6">TNO <text:tab/><text:tab/>TNAME <text:s text:c="5"/><text:tab/>TDATE <text:s text:c="3"/><text:tab/>DESTINATION<text:tab/>SEATS</text:p>
      <text:p text:style-name="P6">---------- <text:tab/>---------- <text:tab/>-------- <text:tab/><text:tab/>--------------- <text:tab/><text:tab/>----------<text:line-break/>1 <text:tab/><text:tab/>TVM300 <text:s text:c="4"/><text:tab/>20-02-22 <text:tab/>Trivandrum<text:tab/> <text:s text:c="5"/><text:tab/>200</text:p>
      <text:p text:style-name="P8">4<text:tab/><text:tab/>DLH400<text:tab/>25-02-22<text:tab/>Delhi<text:tab/><text:tab/><text:tab/>500</text:p>
      <text:p text:style-name="P8"/>
      <text:p text:style-name="P8">SQL&gt; @/home/c126/Documents/Sameem/PLSQL/TrainTicket.sql</text:p>
      <text:p text:style-name="P8">1. Reservation 2. Cancelation 3. Seats available Enter your choice: 1</text:p>
      <text:p text:style-name="P8">old <text:s text:c="2"/>7: <text:tab/>choice := &amp;x;</text:p>
      <text:p text:style-name="P8">new <text:s text:c="2"/>7: <text:tab/>choice := 1;</text:p>
      <text:p text:style-name="P8">Enter value for trainn: 1</text:p>
      <text:p text:style-name="P8">old <text:s text:c="2"/>8: <text:tab/>trainn := &amp;trainn;</text:p>
      <text:p text:style-name="P8">new <text:s text:c="2"/>8: <text:tab/>trainn := 1;</text:p>
      <text:p text:style-name="P8">Enter value for seatsb: 10</text:p>
      <text:p text:style-name="P8">old <text:s text:c="2"/>9: <text:tab/>seatsb := &amp;seatsb;</text:p>
      <text:p text:style-name="P8">new <text:s text:c="2"/>9: <text:tab/>seatsb := 10;</text:p>
      <text:p text:style-name="P8">Successfully booked! Train number 1: 190 seats remaining</text:p>
      <text:p text:style-name="P8"/>
      <text:p text:style-name="P8">PL/SQL procedure successfully completed.</text:p>
      <text:p text:style-name="P8"/>
      <text:p text:style-name="P8">SQL&gt; @/home/c126/Documents/Sameem/PLSQL/TrainTicket.sql</text:p>
      <text:p text:style-name="P8">1. Reservation 2. Cancelation 3. Seats available Enter your choice: 2</text:p>
      <text:p text:style-name="P8">old <text:s text:c="2"/>7: <text:tab/>choice := &amp;x;</text:p>
      <text:p text:style-name="P8">new <text:s text:c="2"/>7: <text:tab/>choice := 2;</text:p>
      <text:p text:style-name="P8">Enter value for trainn: 1</text:p>
      <text:p text:style-name="P8">old <text:s text:c="2"/>8: <text:tab/>trainn := &amp;trainn;</text:p>
      <text:p text:style-name="P8">new <text:s text:c="2"/>8: <text:tab/>trainn := 1;</text:p>
      <text:p text:style-name="P8">Enter value for seatsb: 5</text:p>
      <text:p text:style-name="P8">old <text:s text:c="2"/>9: <text:tab/>seatsb := &amp;seatsb;</text:p>
      <text:p text:style-name="P8">new <text:s text:c="2"/>9: <text:tab/>seatsb := 5;</text:p>
      <text:p text:style-name="P8">Cancellation successful! Train number 1: 195 seats remaining</text:p>
      <text:p text:style-name="P8"/>
      <text:p text:style-name="P8">PL/SQL procedure successfully completed.</text:p>
      <text:p text:style-name="P8"/>
      <text:p text:style-name="P8"><text:soft-page-break/>SQL&gt; select * from train;</text:p>
      <text:p text:style-name="P8"/>
      <text:p text:style-name="P13">TNO <text:tab/><text:tab/>TNAME <text:s text:c="5"/><text:tab/>TDATE <text:s text:c="3"/><text:tab/>DESTINATION<text:tab/>SEATS</text:p>
      <text:p text:style-name="P13">---------- <text:tab/>---------- <text:tab/>-------- <text:tab/><text:tab/>--------------- <text:tab/><text:tab/>----------<text:line-break/>1 <text:tab/><text:tab/>TVM300 <text:s text:c="4"/><text:tab/>20-02-22 <text:tab/>Trivandrum<text:tab/> <text:s text:c="5"/><text:tab/><text:span text:style-name="T5">195</text:span></text:p>
      <text:p text:style-name="P12">4<text:tab/><text:tab/>DLH400<text:tab/>25-02-22<text:tab/>Delhi<text:tab/><text:tab/><text:tab/>5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4:27:28.181508902</meta:creation-date>
    <dc:date>2022-02-18T15:22:21.489922860</dc:date>
    <meta:editing-duration>PT1H7M22S</meta:editing-duration>
    <meta:editing-cycles>21</meta:editing-cycles>
    <meta:generator>LibreOffice/6.0.7.3$Linux_X86_64 LibreOffice_project/00m0$Build-3</meta:generator>
    <meta:print-date>2022-02-16T13:24:40.387140532</meta:print-date>
    <meta:document-statistic meta:table-count="0" meta:image-count="0" meta:object-count="0" meta:page-count="5" meta:paragraph-count="138" meta:word-count="592" meta:character-count="4941" meta:non-whitespace-character-count="4057"/>
  </office:meta>
</office:document-meta>
</file>